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53670753298694CAE11.png" manifest:media-type="image/png"/>
  <manifest:file-entry manifest:full-path="Pictures/10000000000002EE00000A2254ED0580DEAD88C6.jpg" manifest:media-type="image/jpeg"/>
  <manifest:file-entry manifest:full-path="Pictures/10000000000002EE000005368B93E01ACC52AB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35cm" svg:stroke-color="#000000" draw:marker-start-width="0.253cm" draw:marker-end-width="0.253cm" draw:textarea-vertical-align="middle" draw:color-mode="standard" draw:luminance="0%" draw:contrast="0%" draw:gamma="100%" draw:red="0%" draw:green="0%" draw:blue="0%" fo:clip="rect(0cm, 0cm, 15.126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18cm" svg:stroke-color="#000000" draw:marker-start-width="0.227cm" draw:marker-end-width="0.22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045cm" fo:min-width="1.971cm" fo:wrap-option="no-wrap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color-mode="standard" draw:luminance="0%" draw:contrast="0%" draw:gamma="100%" draw:red="0%" draw:green="0%" draw:blue="0%" fo:clip="rect(0cm, 0cm, 15.319cm, 0cm)" draw:image-opacity="100%" style:mirror="none"/>
    </style:style>
    <style:style style:name="gr5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732cm" fo:min-width="3.587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80%"/>
      <style:paragraph-properties fo:text-align="center"/>
      <style:text-properties fo:color="#ffffff" style:font-name="Arial" fo:font-size="12pt" style:font-size-asian="12pt" style:font-size-complex="12pt"/>
    </style:style>
    <style:style style:name="P3" style:family="paragraph">
      <loext:graphic-properties draw:fill-color="#000000" draw:opacity="80%"/>
      <style:paragraph-properties fo:text-align="center"/>
      <style:text-properties style:font-name="Arial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97cm" svg:height="7.619cm" svg:x="7.854cm" svg:y="1.001cm">
          <draw:image xlink:href="Pictures/10000000000002EE0000053670753298694CAE11.png" xlink:type="simple" xlink:show="embed" xlink:actuate="onLoad">
            <text:p/>
          </draw:image>
        </draw:frame>
        <draw:frame draw:style-name="gr2" draw:text-style-name="P1" draw:layer="layout" svg:width="7.499cm" svg:height="25.939cm" svg:x="-10.817cm" svg:y="0.207cm">
          <draw:image xlink:href="Pictures/10000000000002EE00000A2254ED0580DEAD88C6.jpg" xlink:type="simple" xlink:show="embed" xlink:actuate="onLoad">
            <text:p/>
          </draw:image>
        </draw:frame>
        <draw:custom-shape draw:style-name="gr3" draw:text-style-name="P2" draw:layer="layout" svg:width="2.667cm" svg:height="1.397cm" svg:x="5.445cm" svg:y="3.286cm">
          <text:p text:style-name="P1"><text:span text:style-name="T1">Current</text:span></text:p>
          <text:p text:style-name="P1"><text:span text:style-name="T1">Temp</text:span></text:p>
          <draw:enhanced-geometry svg:viewBox="0 0 21600 21600" draw:text-areas="800 800 20800 20800" draw:type="round-rectangular-callout" draw:modifiers="35403.5982008995 24226.6094420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2.667cm" svg:height="1.397cm" svg:x="16.367cm" svg:y="5.953cm">
          <text:p text:style-name="P1"><text:span text:style-name="T1">Force</text:span></text:p>
          <text:p text:style-name="P1"><text:span text:style-name="T1">Refresh</text:span></text:p>
          <draw:enhanced-geometry svg:viewBox="0 0 21600 21600" draw:text-areas="800 800 20800 20800" draw:type="round-rectangular-callout" draw:modifiers="-15082.7586206897 9718.4549356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2.667cm" svg:height="1.397cm" svg:x="16.24cm" svg:y="3.286cm">
          <text:p text:style-name="P1"><text:span text:style-name="T1">Motion</text:span></text:p>
          <text:p text:style-name="P1"><text:span text:style-name="T1">Detection</text:span></text:p>
          <draw:enhanced-geometry svg:viewBox="0 0 21600 21600" draw:text-areas="800 800 20800 20800" draw:type="round-rectangular-callout" draw:modifiers="-14686.0569715142 17011.1587982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7.568cm" svg:height="7.618cm" svg:x="7.91cm" svg:y="9.89cm">
          <draw:image xlink:href="Pictures/10000000000002EE000005368B93E01ACC52AB60.png" xlink:type="simple" xlink:show="embed" xlink:actuate="onLoad">
            <text:p/>
          </draw:image>
        </draw:frame>
        <draw:custom-shape draw:style-name="gr5" draw:text-style-name="P4" draw:layer="layout" svg:width="4.191cm" svg:height="2.086cm" svg:x="8.366cm" svg:y="13.8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67cm" svg:height="1.397cm" svg:x="5.699cm" svg:y="12.176cm">
          <text:p text:style-name="P1"><text:span text:style-name="T1">Celsius</text:span></text:p>
          <text:p text:style-name="P1"><text:span text:style-name="T1">Support</text:span></text:p>
          <draw:enhanced-geometry svg:viewBox="0 0 21600 21600" draw:text-areas="800 800 20800 20800" draw:type="round-rectangular-callout" draw:modifiers="35403.5982008995 24226.6094420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01:47:50.832000000</meta:creation-date>
    <dc:date>2016-02-10T01:16:33.188000000</dc:date>
    <meta:editing-duration>PT23H13M30S</meta:editing-duration>
    <meta:editing-cycles>6</meta:editing-cycles>
    <meta:generator>LibreOffice/5.0.3.2$Windows_x86 LibreOffice_project/e5f16313668ac592c1bfb310f4390624e3dbfb75</meta:generator>
    <meta:document-statistic meta:object-count="8"/>
  </office:meta>
</office:document-meta>
</file>